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1111" style:font-name="Times New Roman" fo:font-size="12pt" fo:letter-spacing="normal" fo:font-style="normal" fo:font-weight="normal" officeooo:rsid="00138402" officeooo:paragraph-rsid="00138402" style:font-size-asian="10.5pt" style:font-size-complex="12pt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11111" style:font-name="Times New Roman" fo:font-size="12pt" fo:letter-spacing="normal" fo:font-style="normal" fo:font-weight="normal" officeooo:rsid="00138402" officeooo:paragraph-rsid="00138402" style:font-size-asian="10.5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1111" style:font-name="Times New Roman" fo:font-size="12pt" fo:letter-spacing="normal" fo:font-style="normal" style:text-underline-style="solid" style:text-underline-width="auto" style:text-underline-color="font-color" fo:font-weight="bold" officeooo:rsid="00138402" officeooo:paragraph-rsid="0013840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1111" style:font-name="Times New Roman" fo:font-size="12pt" fo:letter-spacing="normal" fo:font-style="normal" style:text-underline-style="none" fo:font-weight="normal" officeooo:rsid="00138402" officeooo:paragraph-rsid="0013840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1111" style:font-name="Times New Roman" fo:font-size="12pt" fo:letter-spacing="normal" fo:font-style="normal" style:text-underline-style="none" fo:font-weight="normal" officeooo:rsid="00152d38" officeooo:paragraph-rsid="00152d38" style:font-size-asian="10.5pt" style:font-weight-asian="normal" style:font-size-complex="12pt" style:font-weight-complex="normal"/>
    </style:style>
    <style:style style:name="T1" style:family="text">
      <style:text-properties officeooo:rsid="00152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Silva</text:p>
      <text:p text:style-name="P1"/>
      <text:p text:style-name="P2">Phase 1 Write up</text:p>
      <text:p text:style-name="P3">Problem Motivation:</text:p>
      <text:p text:style-name="P1"><text:tab/><text:span text:style-name="T1">Create a .lex file that identifies and outputs valid tokens with respect to the Mini-L language specified in the phase 1 assignment.</text:span></text:p>
      <text:p text:style-name="P3">Your Approach:</text:p>
      <text:p text:style-name="P4"><text:tab/><text:span text:style-name="T1">I did this by creating rules for all the requirements specified in the assignment. <text:s/>Rules are created using regex.</text:span></text:p>
      <text:p text:style-name="P3">Specific Problems:</text:p>
      <text:p text:style-name="P4"><text:tab/><text:span text:style-name="T1">No noteworthy problems encountered other than learning flex and how to use all the tools properly.</text:span></text:p>
      <text:p text:style-name="P3">Resolutions:</text:p>
      <text:p text:style-name="P5"><text:tab/>N/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8:06:26.416284850</meta:creation-date>
    <dc:date>2018-10-08T18:23:15.610663811</dc:date>
    <meta:editing-duration>PT16M51S</meta:editing-duration>
    <meta:editing-cycles>2</meta:editing-cycles>
    <meta:generator>LibreOffice/6.0.2.1$MacOSX_X86_64 LibreOffice_project/f7f06a8f319e4b62f9bc5095aa112a65d2f3ac89</meta:generator>
    <meta:document-statistic meta:table-count="0" meta:image-count="0" meta:object-count="0" meta:page-count="1" meta:paragraph-count="10" meta:word-count="71" meta:character-count="441" meta:non-whitespace-character-count="375"/>
  </office:meta>
</office:document-meta>
</file>